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Heading_20_1">
      <style:paragraph-properties fo:text-align="justify" style:justify-single-word="false"/>
      <style:text-properties officeooo:rsid="001acf3c" officeooo:paragraph-rsid="001a713d"/>
    </style:style>
    <style:style style:name="P9" style:family="paragraph" style:parent-style-name="Text_20_body">
      <style:paragraph-properties fo:text-align="justify" style:justify-single-word="false"/>
      <style:text-properties officeooo:paragraph-rsid="001a713d"/>
    </style:style>
    <style:style style:name="P10" style:family="paragraph" style:parent-style-name="Text_20_body">
      <style:paragraph-properties fo:text-align="justify" style:justify-single-word="false"/>
      <style:text-properties officeooo:rsid="001bb75e" officeooo:paragraph-rsid="001a713d"/>
    </style:style>
    <style:style style:name="P11" style:family="paragraph" style:parent-style-name="Text_20_body">
      <style:text-properties officeooo:paragraph-rsid="00263ead"/>
    </style:style>
    <style:style style:name="P12"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1f3f08"/>
    </style:style>
    <style:style style:name="T3" style:family="text">
      <style:text-properties fo:font-weight="bold" officeooo:rsid="0023831c" style:font-weight-asian="bold" style:font-weight-complex="bold"/>
    </style:style>
    <style:style style:name="T4" style:family="text">
      <style:text-properties officeooo:rsid="0023831c"/>
    </style:style>
    <style:style style:name="T5" style:family="text">
      <style:text-properties officeooo:rsid="00263e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2">1</text:span><text:span text:style-name="T5">6</text:span></text:p>
      <text:h text:style-name="P8" text:outline-level="1">Metrics:</text:h>
      <text:p text:style-name="P2">PESI Score: <text:span text:style-name="Strong_20_Emphasis"><text:span text:style-name="T5">35</text:span></text:span> → <text:span text:style-name="Strong_20_Emphasis">Class </text:span><text:span text:style-name="Strong_20_Emphasis"><text:span text:style-name="T4">I</text:span></text:span><text:line-break/>Simplified PESI (sPESI) Score: <text:span text:style-name="Strong_20_Emphasis"><text:span text:style-name="T5">0</text:span></text:span> → <text:span text:style-name="Strong_20_Emphasis"><text:span text:style-name="T5">Low Risk</text:span></text:span><text:line-break/><text:span text:style-name="T5">L</text:span><text:span text:style-name="Strong_20_Emphasis"><text:span text:style-name="T3">ow</text:span></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25 years old. According to the PESI score, the age in years is added directly as points. Points = 25</text:p>
      <text:p text:style-name="Text_20_body">2. Male sex: The patient is male, so add 10 points. Points = 10</text:p>
      <text:p text:style-name="Text_20_body">3. Cancer (any type): The patient has no cancer. Points = 0</text:p>
      <text:p text:style-name="Text_20_body">4. Chronic heart failure: The patient has no heart failure. Points = 0</text:p>
      <text:p text:style-name="Text_20_body">5. Chronic pulmonary disease: The data is missing for chronic cardiopulmonary disease, but COPD is marked as "no". Since COPD is a major chronic pulmonary disease and is "no", we assume no chronic pulmonary disease. <text:s/>Points = 0</text:p>
      <text:p text:style-name="Text_20_body">6. Pulse rate &gt;= 110 bpm: The cardiac frequency is 67 bpm, which is less than 110. Points = 0</text:p>
      <text:p text:style-name="P11">7. Systolic blood pressure &lt; 100 mmHg: The SBP is 123 mmHg, which is not less than 100. </text:p>
      <text:p text:style-name="P11">Points = 0</text:p>
      <text:p text:style-name="Text_20_body">8. Respiratory rate &gt; 30 breaths per minute: The respiratory rate is 17, which is less than 30. </text:p>
      <text:p text:style-name="Text_20_body">Points = 0</text:p>
      <text:p text:style-name="Text_20_body">9. Temperature &lt; 36ºC: The temperature is 36.3ºC, which is not less than 36. Points = 0</text:p>
      <text:p text:style-name="Text_20_body">10. Altered mental status: The patient has no altered mental status. Points = 0</text:p>
      <text:p text:style-name="Text_20_body">11. Arterial oxyhaemoglobin saturation &lt; 90%: The oxygen saturation is 98%, which is not less than 90%. Points = 0</text:p>
      <text:p text:style-name="Text_20_body"/>
      <text:p text:style-name="Text_20_body">Now, summing all points: </text:p>
      <text:p text:style-name="Text_20_body">Age (25) + Male sex (10) + all others (0) = 35 points</text:p>
      <text:p text:style-name="Text_20_body">35 points falls into Class I.</text:p>
      <text:p text:style-name="P10"/>
      <text:p text:style-name="P10"/>
      <text:p text:style-name="P3"><text:soft-page-break/>sPESI:</text:p>
      <text:p text:style-name="P5">Step-by-step calculation of the sPESI score:</text:p>
      <text:p text:style-name="P1">1. Age &gt; 80 years: The patient is 25 years old, so 0 points.</text:p>
      <text:p text:style-name="Text_20_body">2. Cancer (any type): The patient has no cancer, so 0 points.</text:p>
      <text:p text:style-name="Text_20_body">3. Chronic heart failure: The patient has no heart failure, so 0 points.</text:p>
      <text:p text:style-name="Text_20_body">4. Chronic pulmonary disease: The patient has no COPD and chronic cardiopulmonary disease is missing, so we assume 0 points (no evidence of chronic pulmonary disease).</text:p>
      <text:p text:style-name="Text_20_body">5. Pulse rate ≥ 110 bpm: The patient's heart rate is 67 bpm, so 0 points.</text:p>
      <text:p text:style-name="Text_20_body">6. Systolic blood pressure &lt; 100 mmHg: The patient's SBP is 123 mmHg, so 0 points.</text:p>
      <text:p text:style-name="Text_20_body">7. Arterial oxyhaemoglobin saturation &lt; 90%: The patient's oxygen saturation is 98%, so 0 points.</text:p>
      <text:p text:style-name="Text_20_body"/>
      <text:p text:style-name="Text_20_body">Summing all points: 0</text:p>
      <text:p text:style-name="Text_20_body">sPESI value: 0 (Low)</text:p>
      <text:p text:style-name="P5"/>
      <text:p text:style-name="P3">Risk of Early Mortality:</text:p>
      <text:p text:style-name="P6">Step-by-step reasoning to classify the risk of early mortality for this patient with pulmonary embolism:</text:p>
      <text:p text:style-name="P1">1. **Haemodynamic instability assessment:**</text:p>
      <text:p text:style-name="Text_20_body">- The patient’s systolic blood pressure (SBP) is 123 mmHg, which is well above the threshold of &lt;90 mmHg for hypotension.</text:p>
      <text:p text:style-name="Text_20_body">- No signs of hypoperfusion or altered mental status.</text:p>
      <text:p text:style-name="Text_20_body">- Therefore, haemodynamic instability is absent (-).</text:p>
      <text:p text:style-name="Text_20_body"/>
      <text:p text:style-name="Text_20_body">2. **Clinical parameters of PE severity and/or comorbidity:**</text:p>
      <text:p text:style-name="Text_20_body">- PESI value is 35, which corresponds to PESI Class I.</text:p>
      <text:p text:style-name="Text_20_body">- sPESI value is 0.</text:p>
      <text:p text:style-name="Text_20_body">- Both PESI Class I and sPESI 0 indicate low clinical severity.</text:p>
      <text:p text:style-name="Text_20_body">- Therefore, clinical parameters of PE severity are negative (-).</text:p>
      <text:p text:style-name="Text_20_body"/>
      <text:p text:style-name="Text_20_body">3. **RV dysfunction on TTE or CTPA:**</text:p>
      <text:p text:style-name="Text_20_body">- Echocardiography data are not available.</text:p>
      <text:p text:style-name="Text_20_body">- CTPA shows pulmonary embolism confirmed but RV/LV diameter ratio and contrast reflux into the inferior vena cava (IVC) are not available.</text:p>
      <text:p text:style-name="Text_20_body"><text:soft-page-break/>- Since RV dysfunction cannot be confirmed or ruled out due to missing data, we cannot assume it is negative.</text:p>
      <text:p text:style-name="Text_20_body">- For safety, we must consider RV dysfunction status as unknown.</text:p>
      <text:p text:style-name="Text_20_body"/>
      <text:p text:style-name="Text_20_body">4. **Elevated cardiac troponin levels:**</text:p>
      <text:p text:style-name="Text_20_body">- Troponin levels are not available.</text:p>
      <text:p text:style-name="Text_20_body">- Cannot assume troponin is elevated or normal.</text:p>
      <text:p text:style-name="Text_20_body">- Troponin status is unknown.</text:p>
      <text:p text:style-name="Text_20_body"/>
      <text:p text:style-name="Text_20_body">5. **Interpretation according to the classification table:**</text:p>
      <text:p text:style-name="Text_20_body">- Haemodynamic instability: No (-)</text:p>
      <text:p text:style-name="Text_20_body">- Clinical parameters (PESI III-V or sPESI ≥1): No (-)</text:p>
      <text:p text:style-name="Text_20_body">- RV dysfunction: Unknown (not confirmed positive)</text:p>
      <text:p text:style-name="Text_20_body">- Elevated troponin: Unknown (not confirmed positive)</text:p>
      <text:p text:style-name="Text_20_body"/>
      <text:p text:style-name="Text_20_body">According to the table:</text:p>
      <text:p text:style-name="Text_20_body">- High risk requires haemodynamic instability (+) plus other positive parameters → Not met.</text:p>
      <text:p text:style-name="Text_20_body">- Intermediate-high risk requires no haemodynamic instability (-), but clinical parameters (+), RV dysfunction (+), and elevated troponin (+) → Not met.</text:p>
      <text:p text:style-name="Text_20_body">- Intermediate-low risk requires no haemodynamic instability (-), clinical parameters (+), and one or none positive among RV dysfunction and troponin → Not met because clinical parameters are negative.</text:p>
      <text:p text:style-name="Text_20_body">- Low risk requires no haemodynamic instability (-), clinical parameters (-), RV dysfunction (-), and troponin (-).</text:p>
      <text:p text:style-name="Text_20_body">However, RV dysfunction and troponin are unknown, so we cannot confirm they are negative.</text:p>
      <text:p text:style-name="Text_20_body"/>
      <text:p text:style-name="Text_20_body">6. **Conclusion:**</text:p>
      <text:p text:style-name="Text_20_body">- The patient has low clinical severity (PESI I, sPESI 0) and no haemodynamic instability.</text:p>
      <text:p text:style-name="Text_20_body">- RV dysfunction and troponin status are unknown.</text:p>
      <text:p text:style-name="Text_20_body">- According to the guideline note (e), if RV dysfunction or elevated biomarkers are unknown, patients with low PESI and sPESI 0 should be classified as low risk unless there is evidence to the contrary.</text:p>
      <text:p text:style-name="Text_20_body">- Since no evidence of RV dysfunction or elevated troponin is available, and assuming no clinical signs of severity, the safest classification is Low risk.</text:p>
      <text:p text:style-name="Text_20_body"><text:soft-page-break/>- It is important to recommend further assessment of RV function and troponin to confirm this classification.</text:p>
      <text:p text:style-name="Text_20_body"/>
      <text:p text:style-name="Text_20_body">Risk of Early Mortality level: Low</text:p>
      <text:p text:style-name="P3"/>
      <text:p text:style-name="P3">Recommendations:</text:p>
      <text:p text:style-name="P1">- Patient State: </text:p>
      <text:p text:style-name="Text_20_body">A 25-year-old male patient with confirmed pulmonary embolism (PE) by CTPA. The patient is hemodynamically stable (SBP 123 mmHg, HR 67 bpm, no hypoperfusion, normal mental status, oxygen saturation 98%). Clinical risk assessment shows low risk: PESI score 35 (Class I), sPESI 0 (low risk). No history of cancer, heart failure, COPD, or chronic cardiopulmonary disease. No absolute or relative contraindications to anticoagulation or thrombolysis. Echocardiographic parameters and cardiac biomarkers (troponin, NT-proBNP) are not available.</text:p>
      <text:p text:style-name="Text_20_body"/>
      <text:p text:style-name="Text_20_body">- Diagnosis: </text:p>
      <text:p text:style-name="Text_20_body">Confirmed acute pulmonary embolism, hemodynamically stable, low-risk profile based on clinical scores and absence of comorbidities or signs of severity.</text:p>
      <text:p text:style-name="Text_20_body"/>
      <text:p text:style-name="Text_20_body">- Recommendations: </text:p>
      <text:p text:style-name="Text_20_body">1. **Anticoagulation Treatment:** </text:p>
      <text:p text:style-name="Text_20_body">- Initiate anticoagulation promptly as the cornerstone of treatment for confirmed low-risk PE without hemodynamic compromise. </text:p>
      <text:p text:style-name="Text_20_body">- Preferred initial anticoagulants are low-molecular-weight heparin (LMWH) or fondaparinux, given their favorable safety profile over unfractionated heparin (UFH) in stable patients without renal impairment. </text:p>
      <text:p text:style-name="Text_20_body">- Considering the patient’s age, weight (70 kg), and absence of renal impairment data, LMWH (e.g., enoxaparin 1 mg/kg subcutaneously every 12 hours) is appropriate. </text:p>
      <text:p text:style-name="Text_20_body">- Alternatively, direct oral anticoagulants (DOACs) such as apixaban or rivaroxaban can be used as single-drug therapy: </text:p>
      <text:p text:style-name="Text_20_body"><text:tab/>- Apixaban: 10 mg orally twice daily for 7 days, followed by 5 mg twice daily. </text:p>
      <text:p text:style-name="Text_20_body"><text:tab/>- Rivaroxaban: 15 mg orally twice daily for 21 days, followed by 20 mg once daily. </text:p>
      <text:p text:style-name="Text_20_body">- Choice between LMWH and DOACs should consider patient preference, renal function (to be assessed), and potential drug interactions. </text:p>
      <text:p text:style-name="Text_20_body">- Routine monitoring of anti-Xa levels is not required for LMWH in this setting.</text:p>
      <text:p text:style-name="Text_20_body">2. **Hospitalization vs. Early Discharge:** </text:p>
      <text:p text:style-name="Text_20_body"><text:soft-page-break/>- Given the low-risk classification (PESI I, sPESI 0), absence of RV dysfunction signs (though echocardiography not available), and no comorbidities or aggravating conditions, the patient is a candidate for early discharge with outpatient management if: </text:p>
      <text:p text:style-name="Text_20_body"><text:tab/>- Adequate family or social support is available. </text:p>
      <text:p text:style-name="Text_20_body"><text:tab/>- Easy access to medical care and follow-up is ensured. </text:p>
      <text:p text:style-name="Text_20_body"><text:tab/>- No other reasons for hospitalization exist. </text:p>
      <text:p text:style-name="Text_20_body">- If these conditions are not met, short hospitalization for initiation and monitoring of anticoagulation is recommended.</text:p>
      <text:p text:style-name="Text_20_body">3. **Additional Diagnostic Testing:** </text:p>
      <text:p text:style-name="Text_20_body">- Echocardiography to assess right ventricular (RV) function is recommended to exclude subclinical RV dysfunction, which may upstage risk and influence management. </text:p>
      <text:p text:style-name="Text_20_body">- Cardiac biomarkers (troponin and NT-proBNP) should be measured to further stratify risk and detect myocardial injury. </text:p>
      <text:p text:style-name="Text_20_body">- Renal function tests (serum creatinine and creatinine clearance) should be obtained to guide anticoagulant choice and dosing adjustments if needed.</text:p>
      <text:p text:style-name="Text_20_body">4. **Avoidance of Thrombolysis:** </text:p>
      <text:p text:style-name="Text_20_body">- Routine systemic thrombolysis is not indicated in low-risk, hemodynamically stable patients due to the unfavorable risk-benefit ratio and absence of contraindications. </text:p>
      <text:p text:style-name="Text_20_body">- Thrombolytic therapy or invasive reperfusion should be reserved for patients who develop hemodynamic instability or clinical deterioration.</text:p>
      <text:p text:style-name="Text_20_body">5. **Follow-up and Monitoring:** </text:p>
      <text:p text:style-name="Text_20_body">- Close clinical follow-up is essential, especially during the first days of anticoagulation, to detect any signs of clinical worsening or bleeding complications. </text:p>
      <text:p text:style-name="Text_20_body">- Educate the patient about symptoms of PE progression or bleeding and ensure rapid access to emergency care if needed.</text:p>
      <text:p text:style-name="Text_20_body"/>
      <text:p text:style-name="Text_20_body">- Summary: </text:p>
      <text:p text:style-name="Text_20_body">This 25-year-old male with confirmed low-risk PE and stable hemodynamics should receive prompt anticoagulation with LMWH or a DOAC as first-line therapy. Early discharge with outpatient management is appropriate if social support and access to care are adequate. Echocardiography and cardiac biomarkers should be obtained to exclude occult RV dysfunction and refine risk stratification. Routine thrombolysis is contraindicated in this low-risk setting. Close clinical monitoring and patient education are critical to ensure safety and timely detection of any deterioratio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08:30:37.387000000</dc:date>
    <meta:editing-duration>PT2H8M40S</meta:editing-duration>
    <meta:editing-cycles>10</meta:editing-cycles>
    <meta:generator>LibreOffice/7.6.2.1$Windows_X86_64 LibreOffice_project/56f7684011345957bbf33a7ee678afaf4d2ba333</meta:generator>
    <meta:document-statistic meta:table-count="0" meta:image-count="0" meta:object-count="0" meta:page-count="5" meta:paragraph-count="103" meta:word-count="1413" meta:character-count="8987" meta:non-whitespace-character-count="7643"/>
  </office:meta>
</office:document-meta>
</file>